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c0c0c0"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color="#008000"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089cm"/>
    </style:style>
    <style:style style:name="gr1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color="#cccccc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731cm" svg:height="0.962cm" svg:x="15.269cm" svg:y="1cm">
          <draw:text-box>
            <text:p text:style-name="P1">Service startup</text:p>
          </draw:text-box>
        </draw:frame>
        <draw:custom-shape draw:style-name="gr2" draw:text-style-name="P3" draw:id="id1" draw:layer="layout" svg:width="1.5cm" svg:height="1cm" svg:x="6.959cm" svg:y="1.643cm">
          <text:p text:style-name="P2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3" draw:id="id2" draw:layer="layout" svg:width="2.913cm" svg:height="1.534cm" svg:x="6.249cm" svg:y="3.757cm">
          <text:p text:style-name="P2"><text:span text:style-name="T1">1. Broadcast </text:span></text:p>
          <text:p text:style-name="P2"><text:span text:style-name="T2">'who can launch'</text:span></text:p>
          <text:p text:style-name="P2"><text:span text:style-name="T1">message for 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4" draw:text-style-name="P4" draw:id="id9" draw:layer="layout" svg:x1="12.029cm" svg:y1="4.519cm" svg:x2="12.029cm" svg:y2="7.278cm">
          <text:p text:style-name="P1"/>
        </draw:line>
        <draw:custom-shape draw:style-name="gr5" draw:text-style-name="P3" draw:id="id18" draw:layer="layout" svg:width="4.157cm" svg:height="1.934cm" svg:x="14.721cm" svg:y="4.67cm">
          <text:p text:style-name="P2"><text:span text:style-name="T3">ServiceLoader</text:span></text:p>
          <text:p text:style-name="P2"><text:span text:style-name="T1">Test if can run this</text:span></text:p>
          <text:p text:style-name="P2"><text:span text:style-name="T1">service based on</text:span></text:p>
          <text:p text:style-name="P2"><text:span text:style-name="T1">profile comparison.</text:span></text:p>
          <text:p text:style-name="P2"><text:span text:style-name="T1">Respond according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2.846cm" svg:height="1.312cm" svg:x="6.236cm" svg:y="6.626cm">
          <text:p text:style-name="P2"><text:span text:style-name="T1">2.</text:span></text:p>
          <text:p text:style-name="P2"><text:span text:style-name="T1">Add response to</text:span></text:p>
          <text:p text:style-name="P2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4" draw:layer="layout" svg:width="3.09cm" svg:height="3.447cm" svg:x="6.114cm" svg:y="9.782cm">
          <text:p text:style-name="P2"><text:span text:style-name="T1">3.</text:span></text:p>
          <text:p text:style-name="P2"><text:span text:style-name="T1">If more svc nodes</text:span></text:p>
          <text:p text:style-name="P2"><text:span text:style-name="T1">required, instruct</text:span></text:p>
          <text:p text:style-name="P2"><text:span text:style-name="T1">those in queue to</text:span></text:p>
          <text:p text:style-name="P2"><text:span text:style-name="T1">start</text:span></text:p>
          <text:p text:style-name="P2"><text:span text:style-name="T1">(if first node, ask</text:span></text:p>
          <text:p text:style-name="P2"><text:span text:style-name="T1">to broadcast</text:span></text:p>
          <text:p text:style-name="P2"><text:span text:style-name="T1">complete profile)</text:span></text:p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5" draw:layer="layout" svg:width="3.113cm" svg:height="1.69cm" svg:x="4.113cm" svg:y="14.852cm">
          <text:p text:style-name="P2"><text:span text:style-name="T1">5.</text:span></text:p>
          <text:p text:style-name="P2"><text:span text:style-name="T1">All service</text:span></text:p>
          <text:p text:style-name="P2"><text:span text:style-name="T1">slots fill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id="id10" draw:layer="layout" svg:x1="11.137cm" svg:y1="10.167cm" svg:x2="11.137cm" svg:y2="12.926cm">
          <text:p text:style-name="P1"/>
        </draw:line>
        <draw:custom-shape draw:style-name="gr5" draw:text-style-name="P5" draw:id="id11" draw:layer="layout" svg:width="3.024cm" svg:height="1.445cm" svg:x="13.275cm" svg:y="10.826cm">
          <text:p text:style-name="P2"><text:span text:style-name="T3">ServiceLoader</text:span></text:p>
          <text:p text:style-name="P2"><text:span text:style-name="T4">kernel.start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14" draw:layer="layout" svg:width="2.357cm" svg:height="1.445cm" svg:x="17.08cm" svg:y="10.822cm">
          <text:p text:style-name="P2"><text:span text:style-name="T1">Start</text:span></text:p>
          <text:p text:style-name="P2"><text:span text:style-name="T1">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5" draw:layer="layout" svg:width="2.357cm" svg:height="1.445cm" svg:x="16.098cm" svg:y="13.409cm">
          <text:p text:style-name="P2"><text:span text:style-name="T1">Instantiate</text:span></text:p>
          <text:p text:style-name="P2"><text:span text:style-name="T1">service</text:span></text:p>
          <text:p text:style-name="P2"><text:span text:style-name="T1">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6" draw:layer="layout" svg:width="2.357cm" svg:height="1.445cm" svg:x="16.101cm" svg:y="15.52cm">
          <text:p text:style-name="P2"><text:span text:style-name="T1">Exchange </text:span></text:p>
          <text:p text:style-name="P2"><text:span text:style-name="T1">referenceables</text:span></text:p>
          <text:p text:style-name="P2"><text:span text:style-name="T1">with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7" draw:layer="layout" svg:width="2.357cm" svg:height="1.445cm" svg:x="16.098cm" svg:y="17.544cm">
          <text:p text:style-name="P2"><text:span text:style-name="T1">Register</text:span></text:p>
          <text:p text:style-name="P2"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12" draw:layer="layout" svg:width="2.956cm" svg:height="1.445cm" svg:x="12.452cm" svg:y="14.586cm">
          <text:p text:style-name="P2"><text:span text:style-name="T1">PSC kernel</text:span></text:p>
          <text:p text:style-name="P2"><text:span text:style-name="T3">registerService</text:span></text:p>
          <text:p text:style-name="P2"><text:span text:style-name="T4">Notify launc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7" draw:layer="layout" svg:width="2.691cm" svg:height="1.955cm" svg:x="1.644cm" svg:y="11.963cm">
          <text:p text:style-name="P2"><text:span text:style-name="T1">6. Waiting</text:span></text:p>
          <text:p text:style-name="P2"><text:span text:style-name="T1">more </text:span></text:p>
          <text:p text:style-name="P2"><text:span text:style-name="T1">respons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8" draw:layer="layout" svg:width="2.335cm" svg:height="2.957cm" svg:x="1.827cm" svg:y="5.269cm">
          <text:p text:style-name="P2"><text:span text:style-name="T1">7.</text:span></text:p>
          <text:p text:style-name="P2"><text:span text:style-name="T1">Wait for new </text:span></text:p>
          <text:p text:style-name="P2"><text:span text:style-name="T1">node to</text:span></text:p>
          <text:p text:style-name="P2"><text:span text:style-name="T1">startup on</text:span></text:p>
          <text:p text:style-name="P2"><text:span text:style-name="T1">mesh</text:span></text:p>
          <text:p text:style-name="P2"><text:span text:style-name="T1">&amp; set callLater</text:span></text:p>
          <text:p text:style-name="P2"><text:span text:style-name="T1">ti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6" draw:layer="layout" svg:width="1.576cm" svg:height="1.604cm" svg:x="5.727cm" svg:y="18.391cm">
          <text:p text:style-name="P2"><text:span text:style-name="T1">Done</text:span></text:p>
          <text:p text:style-name="P2"><text:span text:style-name="T1">Startu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3" draw:id="id13" draw:layer="layout" svg:width="1.936cm" svg:height="1.245cm" svg:x="7.87cm" svg:y="14.14cm">
          <text:p text:style-name="P2"><text:span text:style-name="T1">4.</text:span></text:p>
          <text:p text:style-name="P2"><text:span text:style-name="T1">Log startup</text:span></text:p>
          <text:p text:style-name="P2"><text:span text:style-name="T1">of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7.708cm" svg:y1="2.643cm" svg:x2="7.705cm" svg:y2="3.757cm" draw:start-shape="id1" draw:start-glue-point="8" draw:end-shape="id2" draw:end-glue-point="0">
          <text:p text:style-name="P1"/>
        </draw:connector>
        <draw:connector draw:style-name="gr7" draw:text-style-name="P4" draw:layer="layout" svg:x1="7.658cm" svg:y1="7.936cm" svg:x2="7.658cm" svg:y2="9.782cm" draw:start-shape="id3" draw:start-glue-point="6" draw:end-shape="id4" draw:end-glue-point="4">
          <text:p text:style-name="P1"/>
        </draw:connector>
        <draw:connector draw:style-name="gr7" draw:text-style-name="P4" draw:layer="layout" svg:x1="7.658cm" svg:y1="13.227cm" svg:x2="5.668cm" svg:y2="14.852cm" draw:start-shape="id4" draw:start-glue-point="6" draw:end-shape="id5" draw:end-glue-point="4">
          <text:p text:style-name="P1"/>
        </draw:connector>
        <draw:connector draw:style-name="gr7" draw:text-style-name="P4" draw:layer="layout" svg:x1="5.668cm" svg:y1="16.542cm" svg:x2="6.514cm" svg:y2="18.391cm" draw:start-shape="id5" draw:start-glue-point="6" draw:end-shape="id6" draw:end-glue-point="4">
          <text:p text:style-name="P1"/>
        </draw:connector>
        <draw:connector draw:style-name="gr7" draw:text-style-name="P4" draw:layer="layout" svg:x1="4.113cm" svg:y1="15.696cm" svg:x2="2.989cm" svg:y2="13.918cm" draw:start-shape="id5" draw:start-glue-point="5" draw:end-shape="id7" draw:end-glue-point="6">
          <text:p text:style-name="P1"/>
        </draw:connector>
        <draw:connector draw:style-name="gr7" draw:text-style-name="P4" draw:layer="layout" svg:x1="2.989cm" svg:y1="11.963cm" svg:x2="2.993cm" svg:y2="8.226cm" draw:start-shape="id7" draw:start-glue-point="4" draw:end-shape="id8" draw:end-glue-point="6">
          <text:p text:style-name="P1"/>
        </draw:connector>
        <draw:connector draw:style-name="gr8" draw:text-style-name="P4" draw:layer="layout" draw:type="curve" svg:x1="2.993cm" svg:y1="5.269cm" svg:x2="6.249cm" svg:y2="4.524cm" draw:start-shape="id8" draw:start-glue-point="4" draw:end-shape="id2" draw:end-glue-point="3">
          <text:p text:style-name="P1"/>
        </draw:connector>
        <draw:connector draw:style-name="gr9" draw:text-style-name="P4" draw:layer="layout" svg:x1="9.162cm" svg:y1="4.524cm" svg:x2="12.029cm" svg:y2="4.519cm" draw:start-shape="id2" draw:start-glue-point="1" draw:end-shape="id9" draw:end-glue-point="0">
          <text:p text:style-name="P1"/>
        </draw:connector>
        <draw:connector draw:style-name="gr9" draw:text-style-name="P4" draw:layer="layout" svg:x1="12.029cm" svg:y1="7.278cm" svg:x2="9.082cm" svg:y2="7.281cm" draw:start-shape="id9" draw:start-glue-point="2" draw:end-shape="id3" draw:end-glue-point="7">
          <text:p text:style-name="P1"/>
        </draw:connector>
        <draw:connector draw:style-name="gr9" draw:text-style-name="P4" draw:layer="layout" svg:x1="9.204cm" svg:y1="11.505cm" svg:x2="11.137cm" svg:y2="10.167cm" draw:start-shape="id4" draw:end-shape="id10" draw:end-glue-point="0">
          <text:p text:style-name="P1"/>
        </draw:connector>
        <draw:connector draw:style-name="gr9" draw:text-style-name="P4" draw:layer="layout" svg:x1="11.137cm" svg:y1="11.546cm" svg:x2="13.275cm" svg:y2="11.548cm" draw:start-shape="id10" draw:start-glue-point="1" draw:end-shape="id11" draw:end-glue-point="5">
          <text:p text:style-name="P1"/>
        </draw:connector>
        <draw:connector draw:style-name="gr9" draw:text-style-name="P4" draw:layer="layout" draw:line-skew="-0.916cm" svg:x1="13.929cm" svg:y1="14.586cm" svg:x2="11.137cm" svg:y2="12.926cm" draw:start-shape="id12" draw:start-glue-point="4" draw:end-shape="id10" draw:end-glue-point="2">
          <text:p text:style-name="P1"/>
        </draw:connector>
        <draw:connector draw:style-name="gr9" draw:text-style-name="P4" draw:layer="layout" svg:x1="11.137cm" svg:y1="12.926cm" svg:x2="9.804cm" svg:y2="14.762cm" draw:start-shape="id10" draw:end-shape="id13" draw:end-glue-point="7">
          <text:p text:style-name="P1"/>
        </draw:connector>
        <draw:connector draw:style-name="gr10" draw:text-style-name="P4" draw:layer="layout" svg:x1="16.299cm" svg:y1="11.548cm" svg:x2="17.08cm" svg:y2="11.544cm" draw:start-shape="id11" draw:start-glue-point="7" draw:end-shape="id14" draw:end-glue-point="5">
          <text:p text:style-name="P1"/>
        </draw:connector>
        <draw:connector draw:style-name="gr10" draw:text-style-name="P4" draw:layer="layout" svg:x1="18.257cm" svg:y1="12.267cm" svg:x2="17.276cm" svg:y2="13.409cm" draw:start-shape="id14" draw:start-glue-point="6" draw:end-shape="id15">
          <text:p text:style-name="P1"/>
        </draw:connector>
        <draw:connector draw:style-name="gr10" draw:text-style-name="P4" draw:layer="layout" svg:x1="17.275cm" svg:y1="14.854cm" svg:x2="17.278cm" svg:y2="15.52cm" draw:start-shape="id15" draw:start-glue-point="6" draw:end-shape="id16" draw:end-glue-point="4">
          <text:p text:style-name="P1"/>
        </draw:connector>
        <draw:connector draw:style-name="gr10" draw:text-style-name="P4" draw:layer="layout" svg:x1="18.458cm" svg:y1="16.242cm" svg:x2="18.458cm" svg:y2="16.242cm" draw:start-shape="id16" draw:end-shape="id16">
          <text:p text:style-name="P1"/>
        </draw:connector>
        <draw:connector draw:style-name="gr10" draw:text-style-name="P4" draw:layer="layout" svg:x1="17.278cm" svg:y1="16.965cm" svg:x2="17.275cm" svg:y2="17.544cm" draw:start-shape="id16" draw:start-glue-point="6" draw:end-shape="id17" draw:end-glue-point="4">
          <text:p text:style-name="P1"/>
        </draw:connector>
        <draw:connector draw:style-name="gr10" draw:text-style-name="P4" draw:layer="layout" svg:x1="16.098cm" svg:y1="18.266cm" svg:x2="13.929cm" svg:y2="16.031cm" draw:start-shape="id17" draw:start-glue-point="5" draw:end-shape="id12" draw:end-glue-point="6">
          <text:p text:style-name="P1"/>
        </draw:connector>
        <draw:connector draw:style-name="gr11" draw:text-style-name="P4" draw:layer="layout" svg:x1="12.164cm" svg:y1="5.625cm" svg:x2="14.721cm" svg:y2="5.636cm" draw:end-shape="id18" draw:end-glue-point="5">
          <text:p text:style-name="P1"/>
        </draw:connector>
        <draw:frame draw:style-name="gr1" draw:text-style-name="P3" draw:layer="layout" svg:width="2.437cm" svg:height="0.887cm" draw:transform="rotate (1.57568324870018) translate (2.564cm 11.643cm)">
          <draw:text-box>
            <text:p text:style-name="P2"><text:span text:style-name="T1">No</text:span></text:p>
            <text:p text:style-name="P1"><text:span text:style-name="T1">No more nodes</text:span></text:p>
          </draw:text-box>
        </draw:frame>
        <draw:frame draw:style-name="gr12" draw:text-style-name="P6" draw:layer="layout" svg:width="0.134cm" svg:height="1.187cm" svg:x="5.714cm" svg:y="11.495cm">
          <draw:text-box>
            <text:p text:style-name="P1"/>
          </draw:text-box>
        </draw:frame>
        <draw:frame draw:style-name="gr1" draw:text-style-name="P6" draw:layer="layout" svg:width="0.968cm" svg:height="0.569cm" svg:x="5.582cm" svg:y="16.964cm">
          <draw:text-box>
            <text:p text:style-name="P1"><text:span text:style-name="T1">Yes</text:span></text:p>
          </draw:text-box>
        </draw:frame>
        <draw:frame draw:style-name="gr1" draw:text-style-name="P6" draw:layer="layout" svg:width="0.862cm" svg:height="0.569cm" svg:x="3.181cm" svg:y="15.274cm">
          <draw:text-box>
            <text:p text:style-name="P1"><text:span text:style-name="T1">No</text:span></text:p>
          </draw:text-box>
        </draw:frame>
        <draw:connector draw:style-name="gr10" draw:text-style-name="P4" draw:layer="layout" draw:line-skew="-0.962cm" svg:x1="4.335cm" svg:y1="12.94cm" svg:x2="7.649cm" svg:y2="8.649cm" draw:start-shape="id7" draw:start-glue-point="7">
          <text:p text:style-name="P1"/>
        </draw:connector>
        <draw:frame draw:style-name="gr1" draw:text-style-name="P6" draw:layer="layout" svg:width="0.968cm" svg:height="0.569cm" svg:x="4.38cm" svg:y="12.496cm">
          <draw:text-box>
            <text:p text:style-name="P1"><text:span text:style-name="T1">Yes</text:span></text:p>
          </draw:text-box>
        </draw:frame>
        <draw:custom-shape draw:style-name="gr13" draw:text-style-name="P8" draw:layer="layout" svg:width="11.484cm" svg:height="1.041cm" svg:x="1.999cm" svg:y="20.97cm">
          <text:p text:style-name="P7"><text:span text:style-name="T5">Yellow boxes indicate processes that occur on all PSCs which </text:span></text:p>
          <text:p text:style-name="P7"><text:span text:style-name="T5">receive the message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1.541cm" svg:height="0.985cm" svg:x="1.97cm" svg:y="22.236cm">
          <text:p text:style-name="P7"><text:span text:style-name="T5">Red boxes are processes <text:s/>in the worker node (that run a servic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1.541cm" svg:height="0.986cm" svg:x="1.97cm" svg:y="23.53cm">
          <text:p text:style-name="P7"><text:span text:style-name="T5">The red line represents the message bus and green links are messages</text:span></text:p>
          <text:p text:style-name="P7"><text:span text:style-name="T5">sent on the bus or received from the b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0" draw:layer="layout" svg:width="1.302cm" svg:height="0.569cm" draw:transform="rotate (0.334754150532449) translate (2.812cm 4.499cm)">
          <draw:text-box>
            <text:p text:style-name="P1"><text:span text:style-name="T6">trigger</text:span></text:p>
          </draw:text-box>
        </draw:frame>
        <draw:connector draw:style-name="gr10" draw:text-style-name="P4" draw:layer="layout" svg:x1="7.87cm" svg:y1="14.762cm" svg:x2="7.224cm" svg:y2="15.696cm" draw:start-shape="id13" draw:start-glue-point="5" draw:end-shape="id5" draw:end-glue-point="7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2:26:20</meta:creation-date>
    <dc:creator>Matthew Pontefract</dc:creator>
    <dc:date>2008-04-01T15:17:52</dc:date>
    <meta:printed-by>Matthew Pontefract</meta:printed-by>
    <meta:print-date>2008-04-01T15:14:28</meta:print-date>
    <meta:editing-cycles>9</meta:editing-cycles>
    <meta:editing-duration>PT11H17M17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